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Liberation Mono" svg:font-family="'Liberation Mono'" style:font-family-generic="modern" style:font-pitch="variable"/>
    <style:font-face style:name="Angsana New1" svg:font-family="'Angsana New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  <style:paragraph-properties style:writing-mode="lr-tb"/>
    </style:style>
    <style:style style:name="pr3" style:family="presentation" style:parent-style-name="Default-title">
      <style:graphic-properties fo:min-height="2.095cm"/>
      <style:paragraph-properties style:writing-mode="lr-tb"/>
    </style:style>
    <style:style style:name="pr4" style:family="presentation" style:parent-style-name="Default-outline1">
      <style:graphic-properties fo:min-height="12.102cm"/>
      <style:paragraph-properties style:writing-mode="lr-tb"/>
    </style:style>
    <style:style style:name="pr5" style:family="presentation" style:parent-style-name="Default-notes">
      <style:graphic-properties draw:fill-color="#ffffff" fo:min-height="11.381cm"/>
      <style:paragraph-properties style:writing-mode="lr-tb"/>
    </style:style>
    <style:style style:name="pr6" style:family="presentation" style:parent-style-name="Default-title" style:list-style-name="L2">
      <style:graphic-properties fo:min-height="2.095cm"/>
      <style:paragraph-properties style:writing-mode="lr-tb"/>
    </style:style>
    <style:style style:name="pr7" style:family="presentation" style:parent-style-name="Default-title">
      <style:graphic-properties fo:min-height="3.049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.51cm" fo:margin-bottom="0cm">
        <style:tab-stops>
          <style:tab-stop style:position="0.95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8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10.048cm"/>
        </style:tab-stops>
      </style:paragraph-properties>
    </style:style>
    <style:style style:name="P9" style:family="paragraph">
      <style:paragraph-properties fo:margin-left="0.952cm" fo:margin-right="0cm" fo:margin-top="0.211cm" fo:margin-bottom="0cm" fo:line-height="100%" fo:text-align="center" fo:text-indent="-0.952cm" style:punctuation-wrap="hanging" style:line-break="strict">
        <style:tab-stops>
          <style:tab-stop style:position="10.048cm"/>
        </style:tab-stops>
      </style:paragraph-properties>
    </style:style>
    <style:style style:name="P10" style:family="paragraph">
      <style:paragraph-properties fo:margin-left="0.952cm" fo:margin-right="0cm" fo:margin-top="0.211cm" fo:margin-bottom="0cm" fo:line-height="100%" fo:text-align="center" fo:text-indent="-0.952cm" style:punctuation-wrap="hanging" style:line-break="strict" style:writing-mode="lr-tb">
        <style:tab-stops>
          <style:tab-stop style:position="10.048cm"/>
        </style:tab-stops>
      </style:paragraph-properties>
      <style:text-properties fo:font-size="36pt" style:text-underline-style="none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7.569cm"/>
        </style:tab-stops>
      </style:paragraph-properties>
    </style:style>
    <style:style style:name="P13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7.134cm"/>
          <style:tab-stop style:position="12.023cm"/>
          <style:tab-stop style:position="14.971cm"/>
        </style:tab-stops>
      </style:paragraph-properties>
    </style:style>
    <style:style style:name="P14" style:family="paragraph">
      <style:paragraph-properties style:writing-mode="lr-tb"/>
      <style:text-properties style:font-name="Liberation Mono1" fo:font-size="22pt" style:font-size-asian="22pt" style:font-size-complex="22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font-style="normal" fo:text-shadow="none" style:text-underline-style="none" fo:font-weight="normal" fo:background-color="transparent" style:font-name-asian="Arial2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font-style="normal" fo:text-shadow="none" style:text-underline-style="solid" style:text-underline-width="auto" style:text-underline-color="font-color" fo:font-weight="normal" fo:background-color="transparent" style:font-name-asian="Arial2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6pt" fo:font-style="normal" fo:text-shadow="none" style:text-underline-style="none" fo:font-weight="normal" fo:background-color="transparent" style:font-name-asian="Arial2" style:font-size-asian="36pt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/>
    </style:style>
    <style:style style:name="T9" style:family="text">
      <style:text-properties style:font-name="Liberation Mono1"/>
    </style:style>
    <style:style style:name="T10" style:family="text">
      <style:text-properties fo:color="#000080" style:font-name="Liberation Mono1"/>
    </style:style>
    <style:style style:name="T11" style:family="text">
      <style:text-properties fo:color="#000080" style:font-name="Liberation Mono1" fo:font-weight="bold" style:font-weight-asian="bold" style:font-weight-complex="bold"/>
    </style:style>
    <style:style style:name="T12" style:family="text">
      <style:text-properties fo:color="#000080" style:font-name="Times New Roman" fo:font-size="32pt" fo:font-style="italic" style:font-size-asian="32pt" style:font-style-asian="italic" style:font-size-complex="32pt" style:font-style-complex="italic"/>
    </style:style>
    <style:style style:name="T13" style:family="text">
      <style:text-properties style:font-name="Liberation Mono1" fo:font-size="22pt" style:font-size-asian="22pt" style:font-size-complex="22pt"/>
    </style:style>
    <style:style style:name="T14" style:family="text">
      <style:text-properties fo:color="#000080" style:font-name="Liberation Mono1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c9211e" style:font-name="Liberation Mono1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c9211e" style:font-name="Liberation Mono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7" style:family="text">
      <style:text-properties fo:color="#c9211e" style:font-name="Liberation Mono1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style:font-name="Liberation Mono1" fo:font-size="22pt" style:font-size-asian="22pt" style:font-size-complex="22pt"/>
    </style:style>
    <style:style style:name="T19" style:family="text">
      <style:text-properties fo:color="#000000" style:font-name="Liberation Mono1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000000" style:font-name="Liberation Mono1" fo:font-size="22pt" fo:font-weight="normal" style:font-size-asian="22pt" style:font-weight-asian="normal" style:font-size-complex="22pt" style:font-weight-complex="normal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Intro to Tax Personal Income Tax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user-transformed="true">
          <draw:text-box>
            <text:p><text:span text:style-name="T2">Simplified version that may appear on a programming quiz or exam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Thai Income Tax</text:p>
          </draw:text-box>
        </draw:frame>
        <draw:frame presentation:style-name="pr4" draw:text-style-name="P4" draw:layer="layout" svg:width="22.306cm" svg:height="12.352cm" svg:x="1.824cm" svg:y="3.904cm" presentation:class="outline" presentation:user-transformed="true">
          <draw:text-box>
            <text:list text:style-name="L2">
              <text:list-item>
                <text:p>Terminology</text:p>
              </text:list-item>
              <text:list-item>
                <text:p/>
              </text:list-item>
              <text:list-item>
                <text:p>Income - รายได้, includes</text:p>
              </text:list-item>
              <text:list-item>
                <text:p>wages (ค่าจ้าง), salary (เงินเดือน), interest (ดอกเบี้ย), dividends (เงินปันผล), and more</text:p>
              </text:list-item>
              <text:list-item>
                <text:p/>
              </text:list-item>
              <text:list-item>
                <text:p>Tax withheld (ภาษีหัก ณ ที่จ่าย) - tax withheld by the source</text:p>
              </text:list-item>
              <text:list-item>
                <text:p><text:span text:style-name="T3">Salary (</text:span>เงินเดือน) - amount varies</text:p>
              </text:list-item>
              <text:list-item>
                <text:p text:style-name="P5"><text:span text:style-name="T3">I</text:span>nterest (ดอกเบี้ย) - may withhold 15% from some accounts</text:p>
              </text:list-item>
              <text:list-item>
                <text:p text:style-name="P5"><text:span text:style-name="T3">Dividend (</text:span>เงินปันผล) - TSD withholds 10%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Basic Income Tax Computation</text:p>
          </draw:text-box>
        </draw:frame>
        <draw:frame presentation:style-name="pr4" draw:text-style-name="P4" draw:layer="layout" svg:width="21.956cm" svg:height="12.352cm" svg:x="1.874cm" svg:y="3.889cm" presentation:class="outline">
          <draw:text-box>
            <text:list text:style-name="L2">
              <text:list-item>
                <text:p>Net taxable income (รายได้สุทธิ) =</text:p>
              </text:list-item>
              <text:list-item>
                <text:p/>
              </text:list-item>
              <text:list-item>
                <text:p><text:s/>Total income (may exclude interest &amp; dividends)</text:p>
              </text:list-item>
              <text:list-item>
                <text:p>- personal exemption <text:s text:c="2"/>60,000 Bt</text:p>
              </text:list-item>
              <text:list-item>
                <text:p>- expense allowance <text:s text:c="3"/>50% of wages/salary, max 100K</text:p>
              </text:list-item>
              <text:list-item>
                <text:p>- life insurance (เบี้ยประกันชีวิต)</text:p>
              </text:list-item>
              <text:list-item>
                <text:p>- social security (เบี้ยประกันสังคม)</text:p>
              </text:list-item>
              <text:list-item>
                <text:p>- Retirement Mutual Fund purchase (กองทุนรวมเลี้ยงชีพ)</text:p>
              </text:list-item>
              <text:list-item>
                <text:p>- Super Saver Fund (SSF) purchase</text:p>
              </text:list-item>
              <text:list-item>
                <text:p>- <text:span text:style-name="T2">many more</text:span> <text:s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Tax Rates</text:p>
          </draw:text-box>
        </draw:frame>
        <draw:frame presentation:style-name="pr4" draw:text-style-name="P4" draw:layer="layout" svg:width="21.956cm" svg:height="14.653cm" svg:x="1.874cm" svg:y="3.889cm" presentation:class="outline" presentation:user-transformed="true">
          <draw:text-box>
            <text:list text:style-name="L2">
              <text:list-item>
                <text:p>Interest: <text:s text:c="2"/>15% tax. <text:s/>For bank interest, if <text:span text:style-name="T4">total</text:span> is less than 20,000 Baht, then no tax.</text:p>
              </text:list-item>
              <text:list-item>
                <text:p text:style-name="P7">Dividends: 10% tax. <text:s/>Flat rate.</text:p>
              </text:list-item>
              <text:list-item>
                <text:p text:style-name="P7"><text:span text:style-name="T3">Ordinary Income (</text:span>ค่าจ้าง, เงินเดือน)</text:p>
              </text:list-item>
              <text:list-item>
                <text:p text:style-name="P8"><text:span text:style-name="T5">รายได้สุทธิ</text:span><text:span text:style-name="T3"><text:tab/></text:span><text:span text:style-name="T5"><text:tab/></text:span><text:span text:style-name="T6">ภาษี</text:span></text:p>
              </text:list-item>
              <text:list-item>
                <text:p text:style-name="P8">0 - 150,000<text:tab/>0</text:p>
              </text:list-item>
              <text:list-item>
                <text:p text:style-name="P8">150,000 - 300,000<text:tab/>5%</text:p>
              </text:list-item>
              <text:list-item>
                <text:p text:style-name="P8">300,000 - 500,000<text:tab/>10%</text:p>
              </text:list-item>
              <text:list-item>
                <text:p text:style-name="P8">500,000 - 750,000<text:tab/>15%</text:p>
              </text:list-item>
              <text:list-item>
                <text:p text:style-name="P8">750,000 - 1M<text:tab/>20%</text:p>
              </text:list-item>
              <text:list-item>
                <text:p text:style-name="P8">1M - 2M<text:tab/>25%</text:p>
              </text:list-item>
              <text:list-item>
                <text:p text:style-name="P8">2M - 4M<text:tab/>30%</text:p>
              </text:list-item>
              <text:list-item>
                <text:p text:style-name="P8">&gt; 4M<text:tab/>35%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2.432cm" svg:height="2.355cm" svg:x="1.698cm" svg:y="0.722cm" presentation:class="title" presentation:user-transformed="true">
          <draw:text-box>
            <text:list text:style-name="L2">
              <text:list-item>
                <text:p text:style-name="P9"><text:span text:style-name="T7"><text:s/></text:span><text:span text:style-name="T7">ภาษีของรายได้สุทธิ</text:span><text:span text:style-name="T7">, </text:span><text:span text:style-name="T7">ดอกเบี้ย</text:span><text:span text:style-name="T7">, </text:span><text:span text:style-name="T7">และ <text:s/>เงินปันผล</text:span></text:p>
              </text:list-item>
            </text:list>
          </draw:text-box>
        </draw:frame>
        <draw:frame presentation:style-name="pr4" draw:text-style-name="P4" draw:layer="layout" svg:width="21.956cm" svg:height="12.352cm" svg:x="1.874cm" svg:y="3.889cm" presentation:class="outline" presentation:user-transformed="true">
          <draw:text-box>
            <text:list text:style-name="L2">
              <text:list-item>
                <text:p>Your Choice:</text:p>
              </text:list-item>
              <text:list-item>
                <text:p>1. Pay tax on interest (15%) and dividends (10%), and <text:span text:style-name="T6">exclude</text:span><text:span text:style-name="T8"> them from net income tax computation.</text:span></text:p>
              </text:list-item>
              <text:list-item>
                <text:p><text:span text:style-name="T8">2. </text:span><text:span text:style-name="T6">Include</text:span><text:span text:style-name="T8"> interest and/or dividends in regular income and </text:span><text:span text:style-name="T8">use regular tax formula.</text:span></text:p>
              </text:list-item>
              <text:list-item>
                <text:p><text:span text:style-name="T8"/></text:p>
              </text:list-item>
              <text:list-item>
                <text:p><text:span text:style-name="T8">Why?</text:span></text:p>
              </text:list-item>
              <text:list-item>
                <text:p><text:span text:style-name="T8">If your </text:span><text:span text:style-name="T6">net</text:span><text:span text:style-name="T8"> income is low (&lt; 500,000 Bt) you pay </text:span><text:span text:style-name="T6">less tax</text:span><text:span text:style-name="T8"> </text:span><text:span text:style-name="T8">by counting interest &amp; dividend as regular income. 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Simplified Tax Rules for Quiz</text:p>
          </draw:text-box>
        </draw:frame>
        <draw:frame presentation:style-name="pr4" draw:text-style-name="P4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>1. Only deduction is personal exemption (60,000). </text:p>
              </text:list-item>
              <text:list-item>
                <text:p/>
              </text:list-item>
              <text:list-item>
                <text:p>2. Only wages, interest, and dividends.</text:p>
              </text:list-item>
              <text:list-item>
                <text:p/>
              </text:list-item>
              <text:list-item>
                <text:p>Need to check: <text:s/>For bank interest, if you receive <text:line-break/>interest &gt; 20,000 Baht, is the <text:span text:style-name="T6">entire amount</text:span><text:span text:style-name="T8"> taxed or </text:span><text:span text:style-name="T8">only the amount above 20,000 Baht?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Example</text:p>
          </draw:text-box>
        </draw:frame>
        <draw:frame presentation:style-name="pr4" draw:text-style-name="P4" draw:layer="layout" svg:width="22.306cm" svg:height="15.24cm" svg:x="1.524cm" svg:y="3.556cm" presentation:class="outline" presentation:user-transformed="true">
          <draw:text-box>
            <text:list text:style-name="L2">
              <text:list-item>
                <text:p>Fatalai Jon earned:</text:p>
              </text:list-item>
              <text:list-item>
                <text:p><text:span text:style-name="T9"><text:s text:c="33"/></text:span><text:span text:style-name="T9">จำนวนเงิน <text:s text:c="2"/>ภาษีหัก ณ ที่จ่าย <text:s text:c="14"/></text:span></text:p>
              </text:list-item>
              <text:list-item>
                <text:p><text:span text:style-name="T9">Wages from KU <text:s/></text:span><text:span text:style-name="T10">300,000</text:span><text:span text:style-name="T9"> <text:s text:c="3"/>5,800</text:span></text:p>
              </text:list-item>
              <text:list-item>
                <text:p><text:span text:style-name="T9">Gambling <text:s text:c="7"/></text:span><text:span text:style-name="T10">20,000</text:span><text:span text:style-name="T9"> <text:s text:c="7"/>0</text:span></text:p>
              </text:list-item>
              <text:list-item>
                <text:p><text:span text:style-name="T9">Bank interest <text:s text:c="2"/>12,500 <text:s text:c="7"/>0</text:span></text:p>
              </text:list-item>
              <text:list-item>
                <text:p><text:span text:style-name="T9">Dividends <text:s text:c="6"/>30,000 <text:s text:c="3"/>3,000</text:span></text:p>
              </text:list-item>
              <text:list-item>
                <text:p><text:span text:style-name="T9"/></text:p>
              </text:list-item>
              <text:list-item>
                <text:p><text:span text:style-name="T9">Net Income <text:s text:c="4"/></text:span><text:span text:style-name="T10">320,000</text:span><text:span text:style-name="T9"> - 60,000 = 260,000</text:span></text:p>
              </text:list-item>
              <text:list-item>
                <text:p><text:span text:style-name="T9">Tax on Income 5%*(260000-150000) = <text:s/>5,500</text:span></text:p>
              </text:list-item>
              <text:list-item>
                <text:p><text:span text:style-name="T9">Tax on Dividends <text:s/>10%x30,000 <text:s text:c="7"/>3,000</text:span></text:p>
              </text:list-item>
              <text:list-item>
                <text:p><text:span text:style-name="T10">Total Tax <text:s text:c="26"/></text:span><text:span text:style-name="T11">8,500</text:span></text:p>
              </text:list-item>
              <text:list-item>
                <text:p><text:span text:style-name="T11">Refund <text:s text:c="31"/>300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text-style-name="P4" draw:layer="layout" svg:width="22.86cm" svg:height="3.309cm" svg:x="1.27cm" svg:y="-0.232cm" presentation:class="title" presentation:user-transformed="true">
          <draw:text-box>
            <text:p>Include Dividends as Ordinary Income</text:p>
          </draw:text-box>
        </draw:frame>
        <draw:frame presentation:style-name="pr4" draw:text-style-name="P4" draw:layer="layout" svg:width="22.306cm" svg:height="15.24cm" svg:x="1.524cm" svg:y="3.556cm" presentation:class="outline" presentation:user-transformed="true">
          <draw:text-box>
            <text:list text:style-name="L2">
              <text:list-item>
                <text:p>Fatalai Jon earned:</text:p>
              </text:list-item>
              <text:list-item>
                <text:p><text:span text:style-name="T9"><text:s text:c="33"/></text:span><text:span text:style-name="T9">จำนวนเงิน <text:s text:c="2"/>ภาษีหัก ณ ที่จ่าย <text:s text:c="14"/></text:span></text:p>
              </text:list-item>
              <text:list-item>
                <text:p><text:span text:style-name="T9">Wages from KU <text:s/>3</text:span><text:span text:style-name="T10">00,000</text:span><text:span text:style-name="T9"> <text:s text:c="3"/>5,800</text:span></text:p>
              </text:list-item>
              <text:list-item>
                <text:p><text:span text:style-name="T9">Gambling <text:s text:c="7"/></text:span><text:span text:style-name="T10">20,000</text:span><text:span text:style-name="T9"> <text:s text:c="7"/>0</text:span></text:p>
              </text:list-item>
              <text:list-item>
                <text:p><text:span text:style-name="T9">Bank interest <text:s text:c="2"/>12,500 <text:s text:c="7"/>0</text:span></text:p>
              </text:list-item>
              <text:list-item>
                <text:p><text:span text:style-name="T9">Dividends <text:s text:c="2"/>--&gt; </text:span><text:span text:style-name="T10">30,000</text:span><text:span text:style-name="T9"> <text:s text:c="3"/>3,000</text:span></text:p>
              </text:list-item>
              <text:list-item>
                <text:p><text:span text:style-name="T9">Total income <text:s text:c="2"/></text:span><text:span text:style-name="T11">350,000</text:span></text:p>
              </text:list-item>
              <text:list-item>
                <text:p><text:span text:style-name="T9">Net Income <text:s text:c="4"/>350,000 - 60,000 = 290,000</text:span></text:p>
              </text:list-item>
              <text:list-item>
                <text:p><text:span text:style-name="T9">Tax on Income 5%*(290000-150000) = <text:s/>7,000</text:span></text:p>
              </text:list-item>
              <text:list-item>
                <text:p><text:span text:style-name="T9">Tax on Dividends <text:s text:c="23"/>0</text:span></text:p>
              </text:list-item>
              <text:list-item>
                <text:p><text:span text:style-name="T10">Total Tax <text:s text:c="26"/></text:span><text:span text:style-name="T11">7,000</text:span></text:p>
              </text:list-item>
              <text:list-item>
                <text:p><text:span text:style-name="T11">Refund <text:s text:c="29"/>1,800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Another Example</text:p>
          </draw:text-box>
        </draw:frame>
        <draw:frame presentation:style-name="pr4" draw:text-style-name="P4" draw:layer="layout" svg:width="22.86cm" svg:height="15.24cm" svg:x="1.524cm" svg:y="3.556cm" presentation:class="outline" presentation:user-transformed="true">
          <draw:text-box>
            <text:list text:style-name="L2">
              <text:list-item>
                <text:p>Taksin Shinawat earned:</text:p>
              </text:list-item>
              <text:list-item>
                <text:p><text:span text:style-name="T9"><text:s text:c="33"/></text:span><text:span text:style-name="T9">จำนวนเงิน <text:s text:c="10"/>ภาษีหัก ณ ที่จ่าย</text:span></text:p>
              </text:list-item>
              <text:list-item>
                <text:p><text:span text:style-name="T9">Salary <text:s text:c="9"/></text:span><text:span text:style-name="T10">8,000,000</text:span><text:span text:style-name="T9"> <text:s text:c="5"/>0</text:span></text:p>
              </text:list-item>
              <text:list-item>
                <text:p><text:span text:style-name="T9">Bank interest <text:s text:c="2"/>2,000,000 <text:s text:c="5"/>0</text:span></text:p>
              </text:list-item>
              <text:list-item>
                <text:p><text:span text:style-name="T9">Dividends <text:s text:c="5"/>60,000,000 <text:s text:c="5"/>0</text:span></text:p>
              </text:list-item>
              <text:list-item>
                <text:p><text:span text:style-name="T9"/></text:p>
              </text:list-item>
              <text:list-item>
                <text:p><text:span text:style-name="T9">Deductions:</text:span></text:p>
              </text:list-item>
              <text:list-item>
                <text:p><text:span text:style-name="T9">Personal Exemption <text:s text:c="3"/>60,000</text:span></text:p>
              </text:list-item>
              <text:list-item>
                <text:p><text:span text:style-name="T9">Purchase of RMF <text:s text:c="5"/>500,000 (max amount)</text:span></text:p>
              </text:list-item>
              <text:list-item>
                <text:p><text:span text:style-name="T9">Total deductions <text:s text:c="4"/>560,000</text:span></text:p>
              </text:list-item>
              <text:list-item>
                <text:p><text:span text:style-name="T9"/></text:p>
              </text:list-item>
              <text:list-item>
                <text:p><text:span text:style-name="T9">Net Income <text:s/>8,000,000 - 560,000 = 7,440,000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Taksin's Tax Computation</text:p>
          </draw:text-box>
        </draw:frame>
        <draw:frame presentation:style-name="pr4" draw:text-style-name="P4" draw:layer="layout" svg:width="22.306cm" svg:height="13.97cm" svg:x="1.524cm" svg:y="3.556cm" presentation:class="outline" presentation:user-transformed="true">
          <draw:text-box>
            <text:list text:style-name="L2">
              <text:list-item>
                <text:p><text:span text:style-name="T9">Net Income <text:s/>8,000,000 -560,000 = 7,440,000</text:span></text:p>
              </text:list-item>
              <text:list-item>
                <text:p><text:span text:style-name="T9"/></text:p>
              </text:list-item>
              <text:list-item>
                <text:p><text:span text:style-name="T9">Tax On Ordinary Income (</text:span><text:span text:style-name="T9">รายได้สุทธิ</text:span><text:span text:style-name="T9">) </text:span></text:p>
              </text:list-item>
            </text:list>
            <text:p><text:span text:style-name="T9"><text:s text:c="5"/></text:span><text:span text:style-name="T9">= <text:s text:c="2"/>5%*150,000 + 10%*200,000 </text:span></text:p>
            <text:list text:continue-numbering="true" text:style-name="L2">
              <text:list-item>
                <text:p><text:span text:style-name="T9"><text:s text:c="6"/></text:span><text:span text:style-name="T9">+ 15%*250,000 + 20%*250,000</text:span></text:p>
              </text:list-item>
              <text:list-item>
                <text:p><text:span text:style-name="T9"><text:s text:c="6"/></text:span><text:span text:style-name="T9">+ 25%*1,000,000 + 30%*2,000,000</text:span></text:p>
              </text:list-item>
              <text:list-item>
                <text:p><text:span text:style-name="T9"><text:s text:c="6"/></text:span><text:span text:style-name="T9">+ 35%*(7,440,000 - 4,000,000)</text:span></text:p>
              </text:list-item>
              <text:list-item>
                <text:p><text:span text:style-name="T9"><text:s text:c="4"/></text:span></text:p>
              </text:list-item>
              <text:list-item>
                <text:p text:style-name="P11"><text:span text:style-name="T12">we need a better formula for tax</text:span><text:span text:style-name="T9"> 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Tax On Ordinary Income</text:p>
          </draw:text-box>
        </draw:frame>
        <draw:frame presentation:style-name="pr4" draw:text-style-name="P4" draw:layer="layout" svg:width="21.956cm" svg:height="14.653cm" svg:x="1.874cm" svg:y="3.889cm" presentation:class="outline" presentation:user-transformed="true">
          <draw:text-box>
            <text:list text:style-name="L2">
              <text:list-item>
                <text:p><text:span text:style-name="T3">Ordinary Income (</text:span>ค่าจ้าง, เงินเดือน)</text:p>
              </text:list-item>
              <text:list-item>
                <text:p text:style-name="P12"><text:span text:style-name="T5">รายได้สุทธิ</text:span><text:span text:style-name="T3"><text:tab/></text:span><text:span text:style-name="T5"><text:tab/></text:span><text:span text:style-name="T6">ภาษี <text:s text:c="18"/>ของจำนวนเงินที่เกิน</text:span></text:p>
              </text:list-item>
              <text:list-item>
                <text:p text:style-name="P13">0 - 150,000<text:tab/> <text:s text:c="3"/>0</text:p>
              </text:list-item>
              <text:list-item>
                <text:p text:style-name="P13">150,000 - 300,000<text:tab/> <text:s text:c="3"/>0 <text:tab/>+ 5%<text:tab/> <text:s text:c="2"/>150,000</text:p>
              </text:list-item>
              <text:list-item>
                <text:p text:style-name="P13">300,000 - 500,000<text:tab/> <text:s text:c="3"/>7,500<text:tab/>+ 10%<text:tab/> <text:s text:c="2"/>300,000</text:p>
              </text:list-item>
              <text:list-item>
                <text:p text:style-name="P13">500,000 - 750,000<text:tab/> <text:s/>27,500<text:tab/>+ 15%<text:tab/> <text:s text:c="2"/>500,000</text:p>
              </text:list-item>
              <text:list-item>
                <text:p text:style-name="P13">750,000 - 1M<text:tab/> <text:s/>65,000<text:tab/>+ 20%<text:tab/> <text:s text:c="2"/>750,000</text:p>
              </text:list-item>
              <text:list-item>
                <text:p text:style-name="P13">1M - 2M<text:tab/>115,000<text:tab/>+ 25%<text:tab/>1,000,000</text:p>
              </text:list-item>
              <text:list-item>
                <text:p text:style-name="P13">2M - 4M<text:tab/>365,000<text:tab/>+ 30%<text:tab/>2,000,000</text:p>
              </text:list-item>
              <text:list-item>
                <text:p text:style-name="P13">&gt; 4M<text:tab/>965,000<text:tab/>+ 35%<text:tab/>4,000,000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text-style-name="P4" draw:layer="layout" svg:width="22.606cm" svg:height="3.309cm" svg:x="1.524cm" svg:y="-0.232cm" presentation:class="title" presentation:user-transformed="true">
          <draw:text-box>
            <text:p>Exercise: <text:line-break/><text:span text:style-name="T2">What is Taksin's Income Tax?</text:span></text:p>
          </draw:text-box>
        </draw:frame>
        <draw:frame presentation:style-name="pr4" draw:text-style-name="P4" draw:layer="layout" svg:width="22.306cm" svg:height="15.24cm" svg:x="1.524cm" svg:y="3.556cm" presentation:class="outline" presentation:user-transformed="true">
          <draw:text-box>
            <text:list text:style-name="L2">
              <text:list-item>
                <text:p>Taksin Shinawat earned:</text:p>
              </text:list-item>
              <text:list-item>
                <text:p><text:span text:style-name="T9"><text:s text:c="33"/></text:span><text:span text:style-name="T9">จำนวนเงิน <text:s text:c="10"/>ภาษีหัก ณ ที่จ่าย</text:span></text:p>
              </text:list-item>
              <text:list-item>
                <text:p><text:span text:style-name="T9">Salary <text:s text:c="9"/></text:span><text:span text:style-name="T10">8,000,000</text:span><text:span text:style-name="T9"> <text:s text:c="5"/>0</text:span></text:p>
              </text:list-item>
              <text:list-item>
                <text:p><text:span text:style-name="T9">Bank interest <text:s text:c="2"/>2,000,000 <text:s text:c="5"/>0</text:span></text:p>
              </text:list-item>
              <text:list-item>
                <text:p><text:span text:style-name="T9">Dividends <text:s text:c="5"/>60,000,000 <text:s text:c="5"/>0</text:span></text:p>
              </text:list-item>
              <text:list-item>
                <text:p><text:span text:style-name="T9"/></text:p>
              </text:list-item>
              <text:list-item>
                <text:p><text:span text:style-name="T9">Deductions: <text:s text:c="7"/>60,000 personal exempt.</text:span></text:p>
              </text:list-item>
              <text:list-item>
                <text:p><text:span text:style-name="T9">RMF Purchase: <text:s text:c="4"/>500,000 (the max amount)</text:span></text:p>
              </text:list-item>
              <text:list-item>
                <text:p><text:span text:style-name="T9">Total deductions: 560,000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Python <text:s/>.format( )</text:p>
          </draw:text-box>
        </draw:frame>
        <draw:frame presentation:style-name="pr4" draw:text-style-name="P14" draw:layer="layout" svg:width="23.622cm" svg:height="14.399cm" svg:x="1.016cm" svg:y="3.889cm" presentation:class="outline" presentation:user-transformed="true">
          <draw:text-box>
            <text:list text:style-name="L2">
              <text:list-item>
                <text:p><text:span text:style-name="T13">&gt;&gt;&gt; desc = "Net Taxable Income"</text:span></text:p>
              </text:list-item>
              <text:list-item>
                <text:p><text:span text:style-name="T13">&gt;&gt;&gt; amount = 7452,234</text:span></text:p>
              </text:list-item>
              <text:list-item>
                <text:p><text:span text:style-name="T13">&gt;&gt;&gt; </text:span><text:span text:style-name="T14">print(f"{desc:32} {amount:,.2f}")</text:span></text:p>
              </text:list-item>
              <text:list-item>
                <text:p><text:span text:style-name="T13">Net Taxable Income <text:s text:c="14"/>1,234,567.00</text:span></text:p>
              </text:list-item>
              <text:list-item>
                <text:p><text:span text:style-name="T13"/></text:p>
              </text:list-item>
              <text:list-item>
                <text:p><text:span text:style-name="T13">Same as:</text:span></text:p>
              </text:list-item>
              <text:list-item>
                <text:p><text:span text:style-name="T13">&gt;&gt;&gt; </text:span><text:span text:style-name="T14">print("{:32s} {:,.2f}".format(desc, amount))</text:span></text:p>
              </text:list-item>
              <text:list-item>
                <text:p><text:span text:style-name="T14"/></text:p>
              </text:list-item>
              <text:list-item>
                <text:p><text:span text:style-name="T15">Advantage of .format is it's </text:span><text:span text:style-name="T16">reusable</text:span></text:p>
              </text:list-item>
              <text:list-item>
                <text:p text:style-name="P5"><text:span text:style-name="T13">&gt;&gt;&gt; </text:span><text:span text:style-name="T17">fmt</text:span><text:span text:style-name="T13"> =</text:span><text:span text:style-name="T18"> </text:span><text:span text:style-name="T19">"{:32s} {:,.2f}"</text:span></text:p>
              </text:list-item>
              <text:list-item>
                <text:p text:style-name="P5"><text:span text:style-name="T20">&gt;&gt;&gt; print(</text:span><text:span text:style-name="T17">fmt</text:span><text:span text:style-name="T20">.format("Net Income", income))</text:span></text:p>
              </text:list-item>
              <text:list-item>
                <text:p text:style-name="P5"><text:span text:style-name="T20">&gt;&gt;&gt; print(</text:span><text:span text:style-name="T17">fmt</text:span><text:span text:style-name="T20">.format("Tax", income_tax))</text:span></text:p>
              </text:list-item>
              <text:list-item>
                <text:p text:style-name="P5"><text:span text:style-name="T20">&gt;&gt;&gt; print(</text:span><text:span text:style-name="T17">fmt</text:span><text:span text:style-name="T20">.format("Refund", tax_refund)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956cm" svg:height="2.355cm" svg:x="1.698cm" svg:y="0.722cm" presentation:class="title">
          <draw:text-box>
            <text:p>What is .format ?</text:p>
          </draw:text-box>
        </draw:frame>
        <draw:frame presentation:style-name="pr4" draw:text-style-name="P4" draw:layer="layout" svg:width="21.956cm" svg:height="12.352cm" svg:x="1.874cm" svg:y="3.889cm" presentation:class="outline">
          <draw:text-box>
            <text:list text:style-name="L2">
              <text:list-item>
                <text:p>1) Python built-in command</text:p>
              </text:list-item>
              <text:list-item>
                <text:p>2) A function</text:p>
              </text:list-item>
              <text:list-item>
                <text:p>3) A method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Liberation Mono" svg:font-family="'Liberation Mono'" style:font-family-generic="modern" style:font-pitch="variable"/>
    <style:font-face style:name="Angsana New1" svg:font-family="'Angsana New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fo:background-color="transparent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2" fo:font-family="Arial" style:font-family-generic="swiss" style:font-pitch="variable" fo:font-size="36pt" fo:font-style="normal" fo:text-shadow="none" style:text-underline-style="none" fo:font-weight="normal" fo:background-color="transparent" style:font-name-asian="Arial2" style:font-family-asian="Arial" style:font-family-generic-asian="swiss" style:font-pitch-asian="variable" style:font-size-asian="36pt" style:font-style-asian="normal" style:font-weight-asian="normal" style:font-name-complex="Arial2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2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36pt" style:font-style-asian="normal" style:font-weight-asian="normal" style:font-name-complex="Arial2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2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36pt" style:font-style-asian="normal" style:font-weight-asian="normal" style:font-name-complex="Arial2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1" style:font-size-asian="24pt" style:language-asian="en" style:country-asian="US" style:font-name-complex="DejaVu Sans1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1" style:font-size-asian="12pt" style:language-asian="th" style:country-asian="TH" style:font-name-complex="DejaVu Sans1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tro to Thai Personal Income Tax</dc:title>
    <meta:creation-date>2022-11-08T17:06:33.244375622</meta:creation-date>
    <meta:editing-cycles>8</meta:editing-cycles>
    <meta:editing-duration>PT2H11M58S</meta:editing-duration>
    <meta:generator>LibreOffice/6.4.7.2$Linux_X86_64 LibreOffice_project/40$Build-2</meta:generator>
    <dc:date>2022-11-10T10:04:27.337952744</dc:date>
    <meta:document-statistic meta:object-count="160"/>
  </office:meta>
</office:document-meta>
</file>